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0561" officeooo:paragraph-rsid="000705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en.wikipedia.org/wiki/Arctic_Oc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6:24:48.905350563</meta:creation-date>
    <dc:date>2017-09-27T16:46:33.118807567</dc:date>
    <meta:editing-duration>PT21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42" meta:non-whitespace-character-count="42"/>
  </office:meta>
</office:document-meta>
</file>